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layer="layout" svg:width="3.923cm" svg:height="0.963cm" svg:x="3.542cm" svg:y="0.088cm">
            <draw:text-box>
              <text:p text:style-name="P1">Forms class</text:p>
            </draw:text-box>
          </draw:frame>
          <draw:frame draw:style-name="gr1" draw:layer="layout" svg:width="11.098cm" svg:height="0.963cm" svg:x="0.232cm" svg:y="2.129cm">
            <draw:text-box>
              <text:p text:style-name="P1">Invoice class <text:s text:c="17"/>Receipt class</text:p>
            </draw:text-box>
          </draw:frame>
          <draw:line draw:style-name="gr2" draw:text-style-name="P2" draw:layer="layout" svg:x1="1.67cm" svg:y1="1.612cm" svg:x2="9.32cm" svg:y2="1.612cm">
            <text:p text:style-name="P1"/>
          </draw:line>
          <draw:line draw:style-name="gr2" draw:text-style-name="P2" draw:layer="layout" svg:x1="1.639cm" svg:y1="1.56cm" svg:x2="1.64cm" svg:y2="2.275cm">
            <text:p text:style-name="P1"/>
          </draw:line>
          <draw:line draw:style-name="gr2" draw:text-style-name="P2" draw:layer="layout" svg:x1="9.369cm" svg:y1="1.56cm" svg:x2="9.369cm" svg:y2="2.28cm">
            <text:p text:style-name="P1"/>
          </draw:line>
          <draw:line draw:style-name="gr2" draw:text-style-name="P2" draw:layer="layout" svg:x1="5.48cm" svg:y1="1.04cm" svg:x2="5.48cm" svg:y2="1.572cm">
            <text:p text:style-name="P1"/>
          </draw:line>
          <draw:frame draw:style-name="gr1" draw:text-style-name="P1" draw:layer="layout" svg:width="4.443cm" svg:height="2.387cm" svg:x="0.229cm" svg:y="3.03cm">
            <draw:text-box>
              <text:p text:style-name="P1">Invoice #1343</text:p>
              <text:p text:style-name="P1">Invoice #1344</text:p>
              <text:p text:style-name="P1">Invoice #1345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2-05T05:22:23</meta:creation-date>
    <dc:creator>Jon Wolfers</dc:creator>
    <dc:date>2009-02-08T07:13:36</dc:date>
    <dc:language>en-US</dc:language>
    <meta:editing-cycles>4</meta:editing-cycles>
    <meta:editing-duration>PT17M3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